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monospace" svg:font-family="monospace, monospace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1be964"/>
    </style:style>
    <style:style style:name="P2" style:family="paragraph" style:parent-style-name="Standard">
      <style:text-properties officeooo:rsid="001be964" officeooo:paragraph-rsid="001be964"/>
    </style:style>
    <style:style style:name="P3" style:family="paragraph" style:parent-style-name="Standard">
      <style:text-properties officeooo:rsid="001c0e0c" officeooo:paragraph-rsid="001c0e0c"/>
    </style:style>
    <style:style style:name="P4" style:family="paragraph" style:parent-style-name="Standard">
      <style:text-properties style:font-name="Liberation Serif" fo:font-size="12pt" officeooo:paragraph-rsid="001be964" style:font-size-asian="12pt" style:font-size-complex="12pt"/>
    </style:style>
    <style:style style:name="P5" style:family="paragraph" style:parent-style-name="Text_20_body">
      <style:text-properties officeooo:paragraph-rsid="001c0e0c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02122" loext:opacity="100%" style:font-name="Liberation Serif" fo:font-size="12pt" fo:letter-spacing="normal" fo:font-style="normal" fo:font-weight="normal" officeooo:paragraph-rsid="001c0e0c" style:font-size-asian="12pt" style:font-size-complex="12pt"/>
    </style:style>
    <style:style style:name="P8" style:family="paragraph" style:parent-style-name="Standard">
      <style:text-properties officeooo:paragraph-rsid="001c35fe"/>
    </style:style>
    <style:style style:name="P9" style:family="paragraph" style:parent-style-name="Standard">
      <style:text-properties officeooo:rsid="001c35fe" officeooo:paragraph-rsid="001c35fe"/>
    </style:style>
    <style:style style:name="T1" style:family="text">
      <style:text-properties officeooo:rsid="001be964"/>
    </style:style>
    <style:style style:name="T2" style:family="text">
      <style:text-properties fo:font-variant="normal" fo:text-transform="none" fo:color="#2d2d2d" loext:opacity="100%" style:font-name="Roboto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d2d2d" loext:opacity="100%" style:font-name="Roboto" fo:font-size="12pt" fo:letter-spacing="normal" fo:font-style="normal" fo:font-weight="normal" officeooo:rsid="001c0e0c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101418" loext:opacity="100%" style:font-name="Liberation Serif" fo:font-size="12pt" fo:letter-spacing="normal" fo:font-style="normal" fo:font-weight="normal" fo:background-color="#f8f9fa" loext:char-shading-value="0" style:font-size-asian="12pt" style:font-size-complex="12pt" loext:padding-left="0cm" loext:padding-right="0cm" loext:padding-top="0.049cm" loext:padding-bottom="0.049cm" loext:border-left="none" loext:border-right="none" loext:border-top="0.74pt solid #dadde3" loext:border-bottom="0.74pt solid #dadde3"/>
    </style:style>
    <style:style style:name="T6" style:family="text">
      <style:text-properties officeooo:rsid="001c0e0c"/>
    </style:style>
    <style:style style:name="T7" style:family="text">
      <style:text-properties officeooo:rsid="001c35fe"/>
    </style:style>
    <style:style style:name="T8" style:family="text">
      <style:text-properties fo:font-variant="normal" fo:text-transform="none" fo:color="#202122" loext:opacity="100%" style:font-name="sans-serif" fo:font-size="12pt" fo:letter-spacing="normal" fo:font-style="normal" fo:font-weight="normal"/>
    </style:style>
    <style:style style:name="T9" style:family="text">
      <style:text-properties fo:font-variant="normal" fo:text-transform="none" fo:color="#202122" loext:opacity="100%" style:font-name="sans-serif" fo:font-size="12pt" fo:letter-spacing="normal" fo:font-style="normal" fo:font-weight="normal" officeooo:rsid="001c35fe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inguagens de baixo nível.</text:p>
      <text:p text:style-name="P1">1.1. Época em que surgiu:</text:p>
      <text:p text:style-name="P1"><text:span text:style-name="T1">Surgiu em 1843 com o algoritmo de máquina de Ada Lovelace, porém uma das mais conhecidas é a Assembly que surgiu em 1949</text:span></text:p>
      <text:p text:style-name="P1"/>
      <text:p text:style-name="P1">1.2. Cite alguns exemplos ou nomes dessas linguagens.<text:line-break/><text:span text:style-name="T1">Assembly, C</text:span></text:p>
      <text:p text:style-name="P1"/>
      <text:p text:style-name="P1">1.3. Formato de código em que se baseiam.</text:p>
      <text:p text:style-name="P1">As linguagens de baixo nível são restritas a linguagem de máquina e tem uma forte relação entre as operações implementadas pela linguagem e as operações implementadas pelo hardware. </text:p>
      <text:p text:style-name="P1"/>
      <text:p text:style-name="P1">1.4. Maneira como o programador analisa e compreende o problema.</text:p>
      <text:p text:style-name="P2">São linguagens que utilizam mnemônicos como printf while e for.</text:p>
      <text:p text:style-name="P1"/>
      <text:p text:style-name="P1">2. Lingugens de alto nível - Paradigma Estruturado.</text:p>
      <text:p text:style-name="P1">2.1. Época em que surgiu.</text:p>
      <text:p text:style-name="P1"><text:span text:style-name="T1">Surgiu em meios de 1945 com o </text:span><text:span text:style-name="T2">Plankalkül </text:span><text:span text:style-name="T3">a de alto nivel e a de paradigma estuturado é a ALGOL de 1950</text:span></text:p>
      <text:p text:style-name="P2"/>
      <text:p text:style-name="P1">2.2. Cite alguns exemplos ou nomes dessas linguagens.</text:p>
      <text:p text:style-name="P3">Cobol, php, go</text:p>
      <text:p text:style-name="P4">2.3. Formato de código em que se baseiam.</text:p>
      <text:p text:style-name="P5"><text:span text:style-name="T4">Na PE, os programas são vistos como compostos das seguintes '’estruturas de controle’'. </text:span></text:p>
      <text:p text:style-name="P5"><text:span text:style-name="T4">Sequência: de instruções ou sub-rotinas executadas em sequência (</text:span><text:span text:style-name="Source_20_Text"><text:span text:style-name="T5">a=4; b=4*5</text:span></text:span><text:span text:style-name="T4">)</text:span></text:p>
      <text:p text:style-name="P6"/>
      <text:p text:style-name="P1"/>
      <text:p text:style-name="P1">2.4. Maneira como o programador analisa e compreende o problema.</text:p>
      <text:list text:style-name="L1">
        <text:list-header>
          <text:p text:style-name="P7">Seleção/condicional: instruções são executadas ou não conforme o estado do programa (if, else, elif/elseif, endif)</text:p>
          <text:p text:style-name="P7"><text:span text:style-name="T6">I</text:span>teração/repetição: instruções são executados até que o programa atinja um determinado estado (for, while, repeat, do..until)</text:p>
          <text:p text:style-name="P7"><text:span text:style-name="T6">R</text:span>ecursão: instruções executadas com chamadas auto-referenciadas até que certas condições sejam satisfeitas.</text:p>
        </text:list-header>
      </text:list>
      <text:p text:style-name="P1"/>
      <text:p text:style-name="P1">3. Lingugens de alto nível - Paradigma Orientado a Objetos.</text:p>
      <text:p text:style-name="P1">3.1. Época em que surgiu.</text:p>
      <text:p text:style-name="P8"><text:span text:style-name="T7">Em 1972 com a smaltalk</text:span></text:p>
      <text:p text:style-name="P8"/>
      <text:p text:style-name="P1">3.2. Cite alguns exemplos ou nomes dessas linguagens.</text:p>
      <text:p text:style-name="P9">Java, c++ ruby</text:p>
      <text:p text:style-name="P1">3.3. Formato de código em que se baseiam.</text:p>
      <text:p text:style-name="P1"><text:span text:style-name="T8">Dentre as várias abordagens de orientação ao objeto, as baseadas no uso de classes são as mais comuns: esta representa um conjunto de objetos com características semelhantes; define o comportamento dos objetos através de métodos; define quais estados ele é capaz de manter através de seus atributos.</text:span> </text:p>
      <text:p text:style-name="P1"/>
      <text:p text:style-name="P1"/>
      <text:p text:style-name="P1"/>
      <text:p text:style-name="P1"><text:soft-page-break/>3.4. Maneira como o programador analisa e compreende o problema.</text:p>
      <text:p text:style-name="P8"/>
      <text:p text:style-name="P8"><text:span text:style-name="T8">Modelagem Orientada ao Objeto, é um modelo de </text:span><text:span text:style-name="T9">projeto e programação </text:span><text:span text:style-name="T8">de </text:span><text:span text:style-name="T9">software </text:span><text:span text:style-name="T8">baseado na abstração digital do mundo real, através da composição e interação entre diversas unidades chamadas de 'objetos' e as classes(representando objetos reais contendo identidade, propriedades e, métodos)</text:span> 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6T15:30:20.481000000</meta:creation-date>
    <dc:date>2025-04-16T15:58:19.263000000</dc:date>
    <meta:editing-duration>PT5M56S</meta:editing-duration>
    <meta:editing-cycles>1</meta:editing-cycles>
    <meta:document-statistic meta:table-count="0" meta:image-count="0" meta:object-count="0" meta:page-count="2" meta:paragraph-count="29" meta:word-count="369" meta:character-count="2321" meta:non-whitespace-character-count="1980"/>
    <meta:generator>LibreOffice/24.8.5.2$Windows_x86 LibreOffice_project/fddf2685c70b461e7832239a0162a77216259f22</meta:generator>
  </office:meta>
</office:document-meta>
</file>